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MU Serif" fo:font-size="10pt" fo:language="ru" fo:country="RU" officeooo:rsid="0002dca6" officeooo:paragraph-rsid="0002dca6" style:font-size-asian="8.75pt" style:font-size-complex="10pt"/>
    </style:style>
    <style:style style:name="P2" style:family="paragraph" style:parent-style-name="Text_20_body">
      <style:text-properties style:font-name="CMU Serif" fo:font-size="10pt" fo:language="ru" fo:country="RU" officeooo:rsid="00056d16" officeooo:paragraph-rsid="00056d16" style:font-size-asian="8.75pt" style:font-size-complex="10pt"/>
    </style:style>
    <style:style style:name="P3" style:family="paragraph" style:parent-style-name="Text_20_body">
      <style:text-properties style:font-name="CMU Serif" fo:font-size="10pt" fo:language="ru" fo:country="RU" fo:font-style="italic" officeooo:rsid="00066157" officeooo:paragraph-rsid="00066157" style:font-size-asian="8.75pt" style:font-style-asian="italic" style:font-size-complex="10pt" style:font-style-complex="italic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Heading_20_2">
      <style:text-properties fo:language="ru" fo:country="R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48188"/>
    </style:style>
    <style:style style:name="T3" style:family="text">
      <style:text-properties officeooo:rsid="00066157"/>
    </style:style>
    <style:style style:name="T4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Руководство пользователя</text:h>
      <text:h text:style-name="P5" text:outline-level="2">Описание</text:h>
      <text:p text:style-name="P1"><text:span text:style-name="T1">Markov</text:span> — web<text:span text:style-name="T3">-</text:span>микросервис, (или консольное приложение, в зависимости от опций сборки), который позволяет определять оптимальную стратегию из набора стратегий, <text:span text:style-name="T2">каждая из которых</text:span> заданн<text:span text:style-name="T2">а</text:span> матрицей вероятностей переходов в раразличные состояния, а также матрицей <text:span text:style-name="T2">соответствующих доходностей. Выбор основан на рекуррентном алгоритме описанов в теории дискретных марковских процессов.</text:span></text:p>
      <text:p text:style-name="P2">В данной работе не будут рассмотрены теоретические вопросы <text:span text:style-name="T3">связанные с марковскими процессами, построениями стратегий и применении алгоритмов выбора оптимальной так как они лежат за пределами области, охватываемымой данным документом.</text:span></text:p>
      <text:p text:style-name="P2"/>
      <text:p text:style-name="P2"/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CMU Serif Extra" fo:font-family="'CMU Serif Extra'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CMU Serif Extra" fo:font-family="'CMU Serif Extra'" style:font-family-generic="roman" style:font-pitch="variable"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6T23:56:07.709782767</dc:date>
    <meta:editing-duration>PT16M24S</meta:editing-duration>
    <meta:editing-cycles>5</meta:editing-cycles>
    <meta:generator>LibreOffice/5.3.2.2$Linux_X86_64 LibreOffice_project/30m0$Build-2</meta:generator>
    <meta:document-statistic meta:table-count="0" meta:image-count="0" meta:object-count="0" meta:page-count="1" meta:paragraph-count="4" meta:word-count="76" meta:character-count="643" meta:non-whitespace-character-count="570"/>
  </office:meta>
</office:document-meta>
</file>